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language="fr" fo:country="F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de la réunion du 14/12/2018</text:p>
      <text:p text:style-name="P4"><text:span text:style-name="T1"/></text:p>
      <text:p text:style-name="P4"><text:span text:style-name="T1"/></text:p>
      <text:p text:style-name="P2"><text:span text:style-name="T1">Après avoir montré la maquette au client, voici les points abordés :</text:span></text:p>
      <text:p text:style-name="P2"><text:span text:style-name="T1"/></text:p>
      <text:p text:style-name="P2"><text:span text:style-name="T1">A faire :</text:span></text:p>
      <text:p text:style-name="P2"><text:span text:style-name="T1"/></text:p>
      <text:list xml:id="list7540628156233334585" text:style-name="L2">
        <text:list-item>
          <text:p text:style-name="P5">Afficher mouvement vertical quand on sélectionne un point</text:p>
        </text:list-item>
        <text:list-item>
          <text:p text:style-name="P5">Afficher échelle et placer les coordonnées sur les bords des maps</text:p>
        </text:list-item>
        <text:list-item>
          <text:p text:style-name="P3"><text:span text:style-name="T1">Code couleur des cercle des points en fonction de la valeur moyenne du mouvement</text:span></text:p>
        </text:list-item>
        <text:list-item>
          <text:p text:style-name="P5">Diviser un cercle d'un point en 2 (min et max)</text:p>
        </text:list-item>
        <text:list-item>
          <text:p text:style-name="P5">Afficher une checkbox avec les incertitude associées à chaque points</text:p>
        </text:list-item>
        <text:list-item>
          <text:p text:style-name="P5">Pouvoir agrandir la fenêtre des points (qui est à gauche de l'écran) afin d'afficher les paramètres de chaque point)</text:p>
        </text:list-item>
        <text:list-item>
          <text:p text:style-name="P5">Application en Anglais et si possible ajouter le français.</text:p>
          <text:p text:style-name="P5"/>
        </text:list-item>
        <text:list-item>
          <text:p text:style-name="P5">Insertion données dans l'onglet fichier</text:p>
        </text:list-item>
        <text:list-item>
          <text:p text:style-name="P3"><text:span text:style-name="T1">Importer depuis Excel charte niveau marin global / points d'étude</text:span></text:p>
        </text:list-item>
        <text:list-item>
          <text:p text:style-name="P3"><text:span text:style-name="T1">Importer fichier Excel (pas de fichier texte)</text:span></text:p>
        </text:list-item>
        <text:list-item>
          <text:p text:style-name="P3"><text:span text:style-name="T1">Prioriser le calcul des mouvements à l'aspect de la carte</text:span></text:p>
        </text:list-item>
        <text:list-item>
          <text:p text:style-name="P3"><text:span text:style-name="T1">Si possible, utiliser une bibliothèque python qui gère le format geotif</text:span></text:p>
        </text:list-item>
      </text:list>
      <text:p text:style-name="P2"><text:span text:style-name="T1"/></text:p>
      <text:p text:style-name="P2"><text:span text:style-name="T1"/></text:p>
      <text:p text:style-name="P2"><text:span text:style-name="T1">Prochaine réunion sprint1 : mardi 22 janvier 11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lentin Debonne</meta:initial-creator>
    <meta:creation-date>2019-01-06T20:43:37.07</meta:creation-date>
    <dc:date>2019-01-06T20:57:33.78</dc:date>
    <dc:creator>Valentin Debonne</dc:creator>
    <meta:editing-duration>PT13M59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1" meta:paragraph-count="16" meta:word-count="166" meta:character-count="944"/>
  </office:meta>
</office:document-meta>
</file>